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5.75cm" loext:decorative="false"/>
    </style:style>
    <style:style style:name="gr2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.25cm" loext:decorative="false"/>
    </style:style>
    <style:style style:name="gr3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cm" loext:decorative="false"/>
    </style:style>
    <style:style style:name="gr4" style:family="graphic" style:parent-style-name="standard">
      <style:graphic-properties svg:stroke-color="#cccccc" draw:fill-color="#dde8cb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cccccc" draw:fill-color="#f7d1d5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ccccc" draw:fill-color="#ffdbb6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cccccc" draw:fill-color="#ffb66c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cccccc" draw:fill-color="#afd095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color="#cccccc" draw:fill-color="#b4c7dc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cccccc" draw:fill-color="#dee6ef" draw:textarea-horizontal-align="justify" draw:textarea-vertical-align="middle" draw:auto-grow-height="false" fo:min-height="1.696cm" fo:min-width="2.8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cccccc" draw:fill-color="#ffa6a6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cccccc" draw:marker-start="Extrémités_20_de_20_flèche_20_2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666666" draw:fill="none" draw:fill-color="#cccccc" loext:fill-use-slide-background="false" draw:textarea-horizontal-align="justify" draw:textarea-vertical-align="middle" draw:auto-grow-height="false" fo:min-height="12.25cm" fo:min-width="26.4cm" loext:decorative="false"/>
    </style:style>
    <style:style style:name="gr19" style:family="graphic" style:parent-style-name="standard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cccccc" draw:marker-start-width="0.279cm" draw:marker-end-width="0.279cm" draw:fill-color="#666666" draw:textarea-horizontal-align="justify" draw:textarea-vertical-align="middle" draw:auto-grow-height="false" fo:min-height="1.5cm" fo:min-width="12.25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1.41cm" fo:min-width="0cm" fo:padding-top="0.165cm" fo:padding-bottom="0.165cm" fo:padding-left="0.29cm" fo:padding-right="0.29cm" fo:wrap-option="wrap" loext:decorative="false"/>
    </style:style>
    <style:style style:name="gr24" style:family="graphic" style:parent-style-name="standard">
      <style:graphic-properties svg:stroke-width="0.053cm" svg:stroke-color="#cccccc" draw:marker-start-width="0.279cm" draw:marker-end-width="0.279cm" draw:fill-color="#333333" draw:textarea-horizontal-align="justify" draw:textarea-vertical-align="middle" draw:auto-grow-height="false" fo:min-height="1cm" fo:min-width="11.7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499cm" fo:min-width="0cm" loext:decorative="false"/>
      <style:paragraph-properties style:writing-mode="lr-tb"/>
    </style:style>
    <style:style style:name="gr26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1.646cm" fo:min-width="0cm" fo:padding-top="0.165cm" fo:padding-bottom="0.165cm" fo:padding-left="0.29cm" fo:padding-right="0.29cm" fo:wrap-option="wrap" loext:decorative="false"/>
    </style:style>
    <style:style style:name="gr27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3.45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3.5cm" fo:padding-top="0.151cm" fo:padding-bottom="0.151cm" fo:padding-left="0.276cm" fo:padding-right="0.276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498cm" fo:min-width="0cm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3.5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cccccc" draw:marker-start-width="0.279cm" draw:marker-end-width="0.279cm" draw:fill-color="#666666" draw:textarea-horizontal-align="justify" draw:textarea-vertical-align="middle" draw:auto-grow-height="false" fo:min-height="1.5cm" fo:min-width="4.5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3cm" svg:stroke-color="#cccccc" draw:marker-start-width="0.279cm" draw:marker-end-width="0.279cm" draw:fill-color="#333333" draw:textarea-horizontal-align="justify" draw:textarea-vertical-align="middle" draw:auto-grow-height="false" fo:min-height="1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3.3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2.7cm" fo:padding-top="0.151cm" fo:padding-bottom="0.151cm" fo:padding-left="0.276cm" fo:padding-right="0.276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3.3cm" fo:padding-top="0.151cm" fo:padding-bottom="0.151cm" fo:padding-left="0.276cm" fo:padding-right="0.276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2.7cm" fo:padding-top="0.151cm" fo:padding-bottom="0.151cm" fo:padding-left="0.276cm" fo:padding-right="0.27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3cm" svg:stroke-color="#cccccc" draw:marker-start-width="0.279cm" draw:marker-end-width="0.279cm" draw:fill-color="#3faf46" draw:textarea-horizontal-align="justify" draw:textarea-vertical-align="middle" draw:auto-grow-height="false" fo:min-height="1.75cm" fo:min-width="4.5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3cm" svg:stroke-color="#cccccc" draw:marker-start-width="0.279cm" draw:marker-end-width="0.279cm" draw:fill-color="#8d1d75" draw:textarea-horizontal-align="justify" draw:textarea-vertical-align="middle" draw:auto-grow-height="false" fo:min-height="1.75cm" fo:min-width="4.5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3.95cm" fo:padding-top="0.151cm" fo:padding-bottom="0.151cm" fo:padding-left="0.276cm" fo:padding-right="0.276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53cm" svg:stroke-color="#cccccc" draw:marker-start-width="0.279cm" draw:marker-end-width="0.279cm" draw:fill-color="#333333" draw:textarea-horizontal-align="justify" draw:textarea-vertical-align="middle" draw:auto-grow-height="false" fo:min-height="1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53cm" svg:stroke-color="#cccccc" draw:marker-start-width="0.279cm" draw:marker-end-width="0.279cm" draw:fill-color="#780373" draw:textarea-horizontal-align="justify" draw:textarea-vertical-align="middle" draw:auto-grow-height="false" fo:min-height="1.2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cccccc" draw:marker-start-width="0.279cm" draw:marker-end-width="0.279cm" draw:fill-color="#127622" draw:textarea-horizontal-align="justify" draw:textarea-vertical-align="middle" draw:auto-grow-height="false" fo:min-height="1.25cm" fo:min-width="4cm" fo:padding-top="0.151cm" fo:padding-bottom="0.151cm" fo:padding-left="0.276cm" fo:padding-right="0.276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53cm" svg:stroke-color="#cccccc" draw:marker-start-width="0.279cm" draw:marker-end-width="0.279cm" draw:fill-color="#ea7500" draw:textarea-horizontal-align="justify" draw:textarea-vertical-align="middle" draw:auto-grow-height="false" fo:min-height="1.75cm" fo:min-width="22.25cm" fo:padding-top="0.151cm" fo:padding-bottom="0.151cm" fo:padding-left="0.276cm" fo:padding-right="0.276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53cm" svg:stroke-color="#cccccc" draw:marker-start-width="0.279cm" draw:marker-end-width="0.279cm" draw:fill-color="#be480a" draw:textarea-horizontal-align="justify" draw:textarea-vertical-align="middle" draw:auto-grow-height="false" fo:min-height="1.198cm" fo:min-width="12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8" style:family="graphic" style:parent-style-name="standard">
      <style:graphic-properties draw:stroke="dash" draw:stroke-dash="Dot" svg:stroke-width="0.053cm" svg:stroke-color="#cccccc" draw:marker-start-width="0.279cm" draw:marker-end-width="0.279cm" svg:stroke-linecap="butt" draw:fill-color="#be480a" draw:textarea-horizontal-align="justify" draw:textarea-vertical-align="middle" draw:auto-grow-height="false" fo:min-height="1.198cm" fo:min-width="0.698cm" fo:padding-top="0.151cm" fo:padding-bottom="0.151cm" fo:padding-left="0.276cm" fo:padding-right="0.276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53cm" svg:stroke-color="#cccccc" draw:marker-start-width="0.279cm" draw:marker-end-width="0.279cm" draw:fill-color="#be480a" draw:textarea-horizontal-align="justify" draw:textarea-vertical-align="middle" draw:auto-grow-height="false" fo:min-height="1.198cm" fo:min-width="7.1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53cm" svg:stroke-color="#cccccc" draw:marker-start-width="0.279cm" draw:marker-end-width="0.279cm" draw:fill-color="#7b3d00" draw:textarea-horizontal-align="justify" draw:textarea-vertical-align="middle" draw:auto-grow-height="false" fo:min-height="0.698cm" fo:min-width="0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1" style:family="graphic" style:parent-style-name="standard">
      <style:graphic-properties draw:stroke="dash" draw:stroke-dash="Dot" svg:stroke-width="0.053cm" svg:stroke-color="#cccccc" draw:marker-start-width="0.279cm" draw:marker-end-width="0.279cm" svg:stroke-linecap="butt" draw:fill-color="#7b3d00" draw:textarea-horizontal-align="justify" draw:textarea-vertical-align="middle" draw:auto-grow-height="false" fo:min-height="0.698cm" fo:min-width="0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0.847cm" fo:min-width="0cm" loext:decorative="false"/>
      <style:paragraph-properties style:writing-mode="lr-tb"/>
    </style:style>
    <style:style style:name="gr53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1.566cm" fo:min-width="0cm" fo:padding-top="0.165cm" fo:padding-bottom="0.165cm" fo:padding-left="0.29cm" fo:padding-right="0.29cm" fo:wrap-option="wrap" loext:decorative="false"/>
    </style:style>
    <style:style style:name="gr54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4.41cm" fo:min-width="0cm" fo:padding-top="0.165cm" fo:padding-bottom="0.165cm" fo:padding-left="0.29cm" fo:padding-right="0.29cm" fo:wrap-option="wrap" loext:decorative="false"/>
    </style:style>
    <style:style style:name="gr55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3.226cm" fo:min-width="0cm" fo:padding-top="0.165cm" fo:padding-bottom="0.165cm" fo:padding-left="0.29cm" fo:padding-right="0.29cm" fo:wrap-option="wrap" loext:decorative="false"/>
    </style:style>
    <style:style style:name="gr56" style:family="graphic" style:parent-style-name="standard">
      <style:graphic-properties svg:stroke-width="0.081cm" svg:stroke-color="#999999" draw:marker-start-width="0.321cm" draw:marker-end-width="0.321cm" draw:fill="none" draw:textarea-vertical-align="middle" draw:auto-grow-height="false" fo:min-height="3.936cm" fo:min-width="0cm" fo:padding-top="0.165cm" fo:padding-bottom="0.165cm" fo:padding-left="0.29cm" fo:padding-right="0.29cm" fo:wrap-option="wrap" loext:decorative="false"/>
    </style:style>
    <style:style style:name="gr57" style:family="graphic" style:parent-style-name="standard">
      <style:graphic-properties draw:stroke="none" svg:stroke-width="0.081cm" svg:stroke-color="#999999" draw:marker-start-width="0.321cm" draw:marker-end-width="0.321cm" draw:fill="none" draw:fill-color="#ffffff" draw:textarea-horizontal-align="left" draw:auto-grow-height="true" draw:auto-grow-width="false" fo:min-height="1.693cm" fo:min-width="0cm" loext:decorative="false"/>
      <style:paragraph-properties style:writing-mode="lr-tb"/>
    </style:style>
    <style:style style:name="gr5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0.75cm" fo:min-width="25.5cm" loext:decorative="fals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  <style:text-properties style:font-name="Bahnschrift"/>
    </style:style>
    <style:style style:name="P3" style:family="paragraph">
      <loext:graphic-properties draw:fill-color="#dde8cb"/>
      <style:paragraph-properties fo:text-align="center" style:writing-mode="lr-tb"/>
      <style:text-properties style:font-name="Bahnschrift"/>
    </style:style>
    <style:style style:name="P4" style:family="paragraph">
      <loext:graphic-properties draw:fill-color="#f7d1d5"/>
      <style:paragraph-properties fo:text-align="center" style:writing-mode="lr-tb"/>
      <style:text-properties style:font-name="Bahnschrift"/>
    </style:style>
    <style:style style:name="P5" style:family="paragraph">
      <loext:graphic-properties draw:fill-color="#ffdbb6"/>
      <style:paragraph-properties fo:text-align="center" style:writing-mode="lr-tb"/>
      <style:text-properties style:font-name="Bahnschrif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b66c"/>
      <style:paragraph-properties fo:text-align="center" style:writing-mode="lr-tb"/>
      <style:text-properties style:font-name="Bahnschrift"/>
    </style:style>
    <style:style style:name="P8" style:family="paragraph">
      <loext:graphic-properties draw:fill-color="#afd095"/>
      <style:paragraph-properties fo:text-align="center" style:writing-mode="lr-tb"/>
      <style:text-properties style:font-name="Bahnschrift"/>
    </style:style>
    <style:style style:name="P9" style:family="paragraph">
      <loext:graphic-properties draw:fill-color="#b4c7dc"/>
      <style:paragraph-properties fo:text-align="center" style:writing-mode="lr-tb"/>
      <style:text-properties style:font-name="Bahnschrif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Bahnschrift"/>
    </style:style>
    <style:style style:name="P1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style:font-name="Bahnschrift"/>
    </style:style>
    <style:style style:name="P12" style:family="paragraph">
      <loext:graphic-properties draw:fill-color="#ffa6a6"/>
      <style:paragraph-properties fo:text-align="center" style:writing-mode="lr-tb"/>
      <style:text-properties style:font-name="Bahnschrif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dddddd" loext:opacity="100%"/>
    </style:style>
    <style:style style:name="P15" style:family="paragraph">
      <loext:graphic-properties draw:fill="none" draw:fill-color="#cccccc"/>
      <style:paragraph-properties fo:text-align="center"/>
    </style:style>
    <style:style style:name="P16" style:family="paragraph">
      <loext:graphic-properties draw:fill-color="#3faf46"/>
      <style:paragraph-properties fo:text-align="center" style:writing-mode="lr-tb"/>
      <style:text-properties style:font-name="Bahnschrift"/>
    </style:style>
    <style:style style:name="P17" style:family="paragraph">
      <loext:graphic-properties draw:fill-color="#666666"/>
      <style:paragraph-properties fo:text-align="center" style:writing-mode="lr-tb"/>
      <style:text-properties style:font-name="Bahnschrift"/>
    </style:style>
    <style:style style:name="P18" style:family="paragraph">
      <loext:graphic-properties draw:fill-color="#8d1d75"/>
      <style:paragraph-properties fo:text-align="center" style:writing-mode="lr-tb"/>
      <style:text-properties style:font-name="Bahnschrif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999999" loext:opacity="100%" fo:font-size="12pt"/>
    </style:style>
    <style:style style:name="P21" style:family="paragraph">
      <loext:graphic-properties draw:fill="none"/>
      <style:paragraph-properties fo:text-align="center"/>
      <style:text-properties fo:color="#999999" loext:opacity="100%"/>
    </style:style>
    <style:style style:name="P22" style:family="paragraph">
      <style:paragraph-properties fo:text-align="center"/>
      <style:text-properties style:font-name="Bahnschrift" fo:font-size="16pt"/>
    </style:style>
    <style:style style:name="P23" style:family="paragraph">
      <loext:graphic-properties draw:fill-color="#333333"/>
      <style:paragraph-properties fo:text-align="center" style:writing-mode="lr-tb"/>
      <style:text-properties style:font-name="Bahnschrift" fo:font-size="16pt"/>
    </style:style>
    <style:style style:name="P24" style:family="paragraph">
      <style:paragraph-properties fo:text-align="center"/>
      <style:text-properties style:font-name="Bahnschrift" fo:font-size="14pt"/>
    </style:style>
    <style:style style:name="P25" style:family="paragraph">
      <loext:graphic-properties draw:fill-color="#780373"/>
      <style:paragraph-properties fo:text-align="center" style:writing-mode="lr-tb"/>
      <style:text-properties style:font-name="Bahnschrift" fo:font-size="14pt"/>
    </style:style>
    <style:style style:name="P26" style:family="paragraph">
      <loext:graphic-properties draw:fill-color="#127622"/>
      <style:paragraph-properties fo:text-align="center" style:writing-mode="lr-tb"/>
      <style:text-properties style:font-name="Bahnschrift" fo:font-size="14pt"/>
    </style:style>
    <style:style style:name="P27" style:family="paragraph">
      <loext:graphic-properties draw:fill-color="#3faf46"/>
      <style:paragraph-properties fo:margin-left="0cm" fo:margin-right="0cm" fo:text-align="center" fo:text-indent="0cm" style:writing-mode="lr-tb"/>
      <style:text-properties style:font-name="Bahnschrift" fo:font-size="18pt" style:letter-kerning="true" style:font-name-asian="Noto Sans CJK SC" style:font-size-asian="18pt" style:font-name-complex="Noto Sans Devanagari" style:font-size-complex="18pt"/>
    </style:style>
    <style:style style:name="P28" style:family="paragraph">
      <style:paragraph-properties fo:margin-left="0cm" fo:margin-right="0cm" fo:text-align="center" fo:text-indent="0cm"/>
      <style:text-properties style:font-name="Bahnschrift" fo:font-size="14pt" style:letter-kerning="true" style:font-name-asian="Noto Sans CJK SC" style:font-size-asian="18pt" style:font-name-complex="Noto Sans Devanagari" style:font-size-complex="18pt"/>
    </style:style>
    <style:style style:name="P29" style:family="paragraph">
      <loext:graphic-properties draw:fill-color="#780373"/>
      <style:paragraph-properties fo:margin-left="0cm" fo:margin-right="0cm" fo:text-align="center" fo:text-indent="0cm" style:writing-mode="lr-tb"/>
      <style:text-properties style:font-name="Bahnschrift" fo:font-size="14pt" style:letter-kerning="true" style:font-name-asian="Noto Sans CJK SC" style:font-size-asian="18pt" style:font-name-complex="Noto Sans Devanagari" style:font-size-complex="18pt"/>
    </style:style>
    <style:style style:name="P30" style:family="paragraph">
      <loext:graphic-properties draw:fill-color="#ea7500"/>
      <style:paragraph-properties fo:text-align="center" style:writing-mode="lr-tb"/>
      <style:text-properties style:font-name="Bahnschrift"/>
    </style:style>
    <style:style style:name="P31" style:family="paragraph">
      <loext:graphic-properties draw:fill-color="#be480a"/>
      <style:paragraph-properties fo:text-align="center" style:writing-mode="lr-tb"/>
      <style:text-properties style:font-name="Bahnschrift" fo:font-size="14pt"/>
    </style:style>
    <style:style style:name="P32" style:family="paragraph">
      <loext:graphic-properties draw:fill-color="#7b3d00"/>
      <style:paragraph-properties fo:text-align="center" style:writing-mode="lr-tb"/>
      <style:text-properties style:font-name="Bahnschrift" fo:font-size="14pt"/>
    </style:style>
    <style:style style:name="P33" style:family="paragraph">
      <loext:graphic-properties draw:fill="none" draw:fill-color="#ffffff"/>
      <style:paragraph-properties fo:text-align="center"/>
      <style:text-properties fo:color="#999999" loext:opacity="100%" fo:font-size="12pt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0pt" style:font-size-asian="10pt" style:font-size-complex="10pt"/>
    </style:style>
    <style:style style:name="T3" style:family="text">
      <style:text-properties style:font-name="JetBrains Mono" fo:font-size="7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dddddd" loext:opacity="100%" style:font-name="Bahnschrift" fo:font-size="14pt" style:font-size-asian="14pt" style:font-size-complex="14pt"/>
    </style:style>
    <style:style style:name="T6" style:family="text">
      <style:text-properties fo:color="#dddddd" loext:opacity="100%" style:font-name="Bahnschrift" fo:font-size="8pt" style:font-size-asian="8pt" style:font-size-complex="8pt"/>
    </style:style>
    <style:style style:name="T7" style:family="text">
      <style:text-properties fo:color="#999999" loext:opacity="100%" style:font-name="Bahnschrift" fo:font-size="12pt"/>
    </style:style>
    <style:style style:name="T8" style:family="text">
      <style:text-properties style:font-name="Bahnschrift" fo:font-size="16pt"/>
    </style:style>
    <style:style style:name="T9" style:family="text">
      <style:text-properties style:font-name="Bahnschrift" fo:font-size="14pt"/>
    </style:style>
    <style:style style:name="T10" style:family="text">
      <style:text-properties style:font-name="Bahnschrift" fo:font-size="8pt" style:font-size-asian="8pt" style:font-size-complex="8pt"/>
    </style:style>
    <style:style style:name="T11" style:family="text">
      <style:text-properties style:font-name="Bahnschrift" fo:font-size="14pt" style:letter-kerning="true" style:font-name-asian="Noto Sans CJK SC" style:font-size-asian="18pt" style:font-name-complex="Noto Sans Devanagari" style:font-size-complex="18pt"/>
    </style:style>
    <style:style style:name="T12" style:family="text">
      <style:text-properties style:font-name="Bahnschrift" fo:font-size="8pt" style:letter-kerning="true" style:font-name-asian="Noto Sans CJK SC" style:font-size-asian="8pt" style:font-name-complex="Noto Sans Devanaga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12.2cm" svg:x="15.95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5cm" svg:height="12.2cm" svg:x="1.7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2.2cm" svg:x="8.9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25cm" svg:height="2.25cm" svg:x="9.65cm" svg:y="3.3cm">
          <text:p text:style-name="P2"><text:span text:style-name="T1">Users</text:span><text:span text:style-name="T2"><text:line-break/></text:span><text:span text:style-name="T2">(ldap, yaml, ...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5cm" svg:height="2.25cm" svg:x="9.65cm" svg:y="7.05cm">
          <text:p text:style-name="P2"><text:span text:style-name="T1">group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25cm" svg:height="2.25cm" svg:x="9.65cm" svg:y="10.95cm">
          <text:p text:style-name="P2"><text:span text:style-name="T1">Hosts</text:span><text:span text:style-name="T2"><text:line-break/></text:span><text:span text:style-name="T2">ldap, yaml, ...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2.275cm" svg:y1="5.55cm" svg:x2="12.275cm" svg:y2="7.05cm" draw:start-shape="id1" draw:end-shape="id2" svg:d="M12275 5550v1500" svg:viewBox="0 0 1 1501">
          <text:p/>
        </draw:connector>
        <draw:connector draw:style-name="gr7" draw:text-style-name="P6" draw:layer="layout" draw:type="line" svg:x1="12.275cm" svg:y1="9.3cm" svg:x2="12.275cm" svg:y2="10.95cm" draw:start-shape="id2" draw:start-glue-point="2" draw:end-shape="id3" svg:d="M12275 9300v1650" svg:viewBox="0 0 1 1651">
          <text:p/>
        </draw:connector>
        <draw:custom-shape draw:style-name="gr8" draw:text-style-name="P7" xml:id="id4" draw:id="id4" draw:layer="layout" svg:width="5.6cm" svg:height="2.25cm" svg:x="2.225cm" svg:y="10.95cm">
          <text:p text:style-name="P2"><text:span text:style-name="T1">Host profiles</text:span><text:span text:style-name="T3"><text:line-break/></text:span><text:span text:style-name="T3">usr/hosts/&lt;profile&gt;.nix</text:span><text:span text:style-name="T3"><text:line-break/></text:span><text:span text:style-name="T3">lib/hosts/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" draw:id="id5" draw:layer="layout" svg:width="5.6cm" svg:height="2.25cm" svg:x="2.225cm" svg:y="3.3cm">
          <text:p text:style-name="P2"><text:span text:style-name="T1">User profiles</text:span><text:span text:style-name="T2"><text:line-break/></text:span><text:span text:style-name="T2">usr/homes/&lt;profile&gt;</text:span><text:span text:style-name="T2"><text:line-break/></text:span><text:span text:style-name="T2">lib/modules/user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7.825cm" svg:y1="12.075cm" svg:x2="9.65cm" svg:y2="12.075cm" draw:start-shape="id4" draw:end-shape="id3" svg:d="M7825 12075h1825" svg:viewBox="0 0 1826 1">
          <text:p/>
        </draw:connector>
        <draw:connector draw:style-name="gr10" draw:text-style-name="P6" draw:layer="layout" draw:type="line" svg:x1="7.825cm" svg:y1="4.425cm" svg:x2="9.65cm" svg:y2="4.425cm" draw:start-shape="id5" draw:end-shape="id1" svg:d="M7825 4425h1825" svg:viewBox="0 0 1826 1">
          <text:p/>
        </draw:connector>
        <draw:custom-shape draw:style-name="gr11" draw:text-style-name="P9" xml:id="id8" draw:id="id8" draw:layer="layout" svg:width="5.25cm" svg:height="2.25cm" svg:x="16.45cm" svg:y="3.3cm">
          <text:p text:style-name="P2"><text:span text:style-name="T1">host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4.75cm" svg:height="2.75cm" svg:x="16.7cm" svg:y="6.8cm">
          <text:p text:style-name="P10"><text:span text:style-name="T4">generator</text:span><text:span text:style-name="T2"><text:line-break/></text:span><text:span text:style-name="T2">just gene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9" draw:id="id9" draw:layer="layout" svg:width="5.25cm" svg:height="2.25cm" svg:x="16.45cm" svg:y="10.95cm">
          <text:p text:style-name="P2"><text:span text:style-name="T1">network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" draw:id="id6" draw:layer="layout" svg:width="5.6cm" svg:height="2.25cm" svg:x="2.225cm" svg:y="7.05cm">
          <text:p text:style-name="P2"><text:span text:style-name="T1">Modules</text:span><text:span text:style-name="T3"><text:line-break/></text:span><text:span text:style-name="T3">lib/modules/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5.025cm" svg:y1="9.3cm" svg:x2="5.025cm" svg:y2="10.95cm" draw:start-shape="id6" draw:start-glue-point="2" draw:end-shape="id4" svg:d="M5025 9300v1650" svg:viewBox="0 0 1 1651">
          <text:p/>
        </draw:connector>
        <draw:connector draw:style-name="gr10" draw:text-style-name="P6" draw:layer="layout" draw:type="line" svg:x1="5.025cm" svg:y1="7.05cm" svg:x2="5.025cm" svg:y2="5.55cm" draw:start-shape="id6" draw:start-glue-point="0" draw:end-shape="id5" svg:d="M5025 7050v-1500" svg:viewBox="0 0 1 1501">
          <text:p/>
        </draw:connector>
        <draw:connector draw:style-name="gr14" draw:text-style-name="P6" draw:layer="layout" draw:type="line" svg:x1="17.395cm" svg:y1="7.202cm" svg:x2="14.9cm" svg:y2="4.425cm" draw:start-shape="id7" draw:start-glue-point="5" draw:end-shape="id1" svg:d="M17395 7202l-2495-2777" svg:viewBox="0 0 2496 2778">
          <text:p/>
        </draw:connector>
        <draw:connector draw:style-name="gr14" draw:text-style-name="P6" draw:layer="layout" draw:type="line" svg:x1="16.7cm" svg:y1="8.175cm" svg:x2="14.9cm" svg:y2="8.175cm" draw:start-shape="id7" draw:start-glue-point="6" draw:end-shape="id2" svg:d="M16700 8175h-1800" svg:viewBox="0 0 1801 1">
          <text:p/>
        </draw:connector>
        <draw:connector draw:style-name="gr14" draw:text-style-name="P6" draw:layer="layout" draw:type="line" svg:x1="17.395cm" svg:y1="9.148cm" svg:x2="14.9cm" svg:y2="12.075cm" draw:start-shape="id7" draw:start-glue-point="7" draw:end-shape="id3" draw:end-glue-point="1" svg:d="M17395 9148l-2495 2927" svg:viewBox="0 0 2496 2928">
          <text:p/>
        </draw:connector>
        <draw:connector draw:style-name="gr15" draw:text-style-name="P6" draw:layer="layout" draw:type="line" svg:x1="19.075cm" svg:y1="5.55cm" svg:x2="19.075cm" svg:y2="6.8cm" draw:start-shape="id8" draw:end-shape="id7" draw:end-glue-point="4" svg:d="M19075 5550v1250" svg:viewBox="0 0 1 1251">
          <text:p/>
        </draw:connector>
        <draw:connector draw:style-name="gr15" draw:text-style-name="P6" draw:layer="layout" draw:type="line" svg:x1="19.075cm" svg:y1="10.95cm" svg:x2="19.075cm" svg:y2="9.55cm" draw:start-shape="id9" draw:start-glue-point="0" draw:end-shape="id7" draw:end-glue-point="8" svg:d="M19075 10950v-1400" svg:viewBox="0 0 1 1401">
          <text:p/>
        </draw:connector>
        <draw:custom-shape draw:style-name="gr11" draw:text-style-name="P9" xml:id="id10" draw:id="id10" draw:layer="layout" svg:width="5.25cm" svg:height="2.25cm" svg:x="22.95cm" svg:y="7.3cm">
          <text:p text:style-name="P2"><text:span text:style-name="T1">flake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draw:type="lines" draw:line-skew="0.899cm -0.599cm" svg:x1="21.7cm" svg:y1="4.425cm" svg:x2="25.575cm" svg:y2="7.3cm" draw:start-shape="id8" draw:end-shape="id10" draw:end-glue-point="0" svg:d="M21700 4425h1400l2475 1775v1100" svg:viewBox="0 0 3876 2876">
          <text:p/>
        </draw:connector>
        <draw:connector draw:style-name="gr16" draw:text-style-name="P6" draw:layer="layout" draw:type="lines" draw:line-skew="1.149cm 0.649cm" svg:x1="21.7cm" svg:y1="12.075cm" svg:x2="25.575cm" svg:y2="9.55cm" draw:start-shape="id9" draw:start-glue-point="1" draw:end-shape="id10" draw:end-glue-point="2" svg:d="M21700 12075h1650l2225-1375v-1150" svg:viewBox="0 0 3876 2526">
          <text:p/>
        </draw:connector>
        <draw:frame draw:style-name="gr17" draw:text-style-name="P14" draw:layer="layout" svg:width="6.555cm" svg:height="1.17cm" svg:x="1.796cm" svg:y="1.763cm">
          <draw:text-box>
            <text:p text:style-name="P13"><text:span text:style-name="T5">framework &amp; app</text:span><text:span text:style-name="T6"><text:line-break/></text:span><text:span text:style-name="T6">modules, macro-modules, host &amp; home profiles</text:span></text:p>
          </draw:text-box>
        </draw:frame>
        <draw:custom-shape draw:style-name="gr9" draw:text-style-name="P8" draw:layer="layout" svg:width="5.6cm" svg:height="2.25cm" svg:x="2.225cm" svg:y="3.3cm">
          <text:p text:style-name="P2"><text:span text:style-name="T1">User profiles</text:span><text:span text:style-name="T3"><text:line-break/></text:span><text:span text:style-name="T3">usr/homes/&lt;profile&gt;</text:span><text:span text:style-name="T3"><text:line-break/></text:span><text:span text:style-name="T3">lib/homes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6.388cm" svg:height="1.17cm" svg:x="9.1cm" svg:y="1.763cm">
          <draw:text-box>
            <text:p text:style-name="P13"><text:span text:style-name="T5">users, groups, hosts</text:span><text:span text:style-name="T6"><text:line-break/></text:span><text:span text:style-name="T6">from several sources : flat config, ldap, Bds...</text:span></text:p>
          </draw:text-box>
        </draw:frame>
        <draw:frame draw:style-name="gr17" draw:text-style-name="P14" draw:layer="layout" svg:width="5.6cm" svg:height="1.17cm" svg:x="16.5cm" svg:y="1.763cm">
          <draw:text-box>
            <text:p text:style-name="P13"><text:span text:style-name="T5">generated files</text:span><text:span text:style-name="T6"><text:line-break/></text:span><text:span text:style-name="T6">hosts, users, networks (dns, dhcp...)</text:span></text:p>
          </draw:text-box>
        </draw:frame>
        <draw:custom-shape draw:style-name="gr18" draw:text-style-name="P15" draw:layer="layout" svg:width="26.9cm" svg:height="12.5cm" svg:x="1.518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9" draw:text-style-name="P16" draw:layer="layout" svg:width="4.45cm" svg:height="2cm" svg:x="20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2.75cm" svg:height="1.75cm" svg:x="1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4.45cm" svg:height="2cm" svg:x="20.3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0" draw:layer="layout" svg:width="2.2cm" svg:height="0.75cm" svg:x="25.6cm" svg:y="10.1cm">
          <draw:text-box>
            <text:p text:style-name="P19"><text:span text:style-name="T7">External</text:span></text:p>
          </draw:text-box>
        </draw:frame>
        <draw:custom-shape draw:style-name="gr23" draw:text-style-name="P21" draw:layer="layout" svg:width="0.5cm" svg:height="1.75cm" svg:x="25.05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23" draw:layer="layout" svg:width="12.2cm" svg:height="1.25cm" svg:x="12.3cm" svg:y="9.85cm">
          <text:p text:style-name="P22"><text:span text:style-name="T8">nixpkgs, dependencies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0" draw:layer="layout" svg:width="1.95cm" svg:height="0.749cm" svg:x="25.6cm" svg:y="8.301cm">
          <draw:text-box>
            <text:p text:style-name="P19"><text:span text:style-name="T7">DNF</text:span></text:p>
          </draw:text-box>
        </draw:frame>
        <draw:custom-shape draw:style-name="gr26" draw:text-style-name="P21" draw:layer="layout" svg:width="0.5cm" svg:height="2cm" svg:x="25.05cm" svg:y="7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25" draw:layer="layout" svg:width="3.95cm" svg:height="1.5cm" svg:x="20.55cm" svg:y="7.85cm">
          <text:p text:style-name="P24"><text:span text:style-name="T9">lib/modules</text:span><text:span text:style-name="T10"><text:line-break/></text:span><text:span text:style-name="T10">system, console, graphic, admin, services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4cm" svg:height="1.5cm" svg:x="20.5cm" svg:y="5.85cm">
          <text:p text:style-name="P24"><text:span text:style-name="T9">usr/modules</text:span><text:span text:style-name="T10"><text:line-break/></text:span><text:span text:style-name="T10">system, console, graphic, admin, services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7" draw:layer="layout" svg:width="4.5cm" svg:height="2cm" svg:x="15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draw:layer="layout" svg:width="4.5cm" svg:height="2cm" svg:x="15.8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0" draw:layer="layout" svg:width="1.95cm" svg:height="0.748cm" svg:x="25.6cm" svg:y="6.282cm">
          <draw:text-box>
            <text:p text:style-name="P19"><text:span text:style-name="T7">Local</text:span></text:p>
          </draw:text-box>
        </draw:frame>
        <draw:custom-shape draw:style-name="gr26" draw:text-style-name="P21" draw:layer="layout" svg:width="0.5cm" svg:height="2cm" svg:x="25.05cm" svg:y="5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9" draw:layer="layout" svg:width="4cm" svg:height="1.5cm" svg:x="16.05cm" svg:y="7.85cm">
          <text:p text:style-name="P28"><text:span text:style-name="T11">lib/modules</text:span><text:span text:style-name="T12"><text:line-break/></text:span><text:span text:style-name="T12">theme,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4cm" svg:height="1.5cm" svg:x="16.05cm" svg:y="5.851cm">
          <text:p text:style-name="P24"><text:span text:style-name="T9">usr/modules</text:span><text:span text:style-name="T10"><text:line-break/></text:span><text:span text:style-name="T10">theme,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5cm" svg:height="1.75cm" svg:x="7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4.45cm" svg:height="1.25cm" svg:x="7.3cm" svg:y="9.85cm">
          <text:p text:style-name="P22"><text:span text:style-name="T8">hom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3.8cm" svg:height="2cm" svg:x="1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draw:layer="layout" svg:width="3.2cm" svg:height="1.5cm" svg:x="12.3cm" svg:y="5.851cm">
          <text:p text:style-name="P24"><text:span text:style-name="T9">usr/homes</text:span><text:span text:style-name="T10"><text:line-break/></text:span><text:span text:style-name="T10">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3.8cm" svg:height="2cm" svg:x="12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3.2cm" svg:height="1.5cm" svg:x="12.3cm" svg:y="7.851cm">
          <text:p text:style-name="P24"><text:span text:style-name="T9">lib/homes</text:span><text:span text:style-name="T10"><text:line-break/></text:span><text:span text:style-name="T10">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5cm" svg:height="2cm" svg:x="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6" draw:layer="layout" svg:width="4.45cm" svg:height="1.5cm" svg:x="7.3cm" svg:y="5.851cm">
          <text:p text:style-name="P24"><text:span text:style-name="T9">usr/homes</text:span><text:span text:style-name="T10"><text:line-break/></text:span><text:span text:style-name="T10">&lt;profile&gt;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5cm" svg:height="2cm" svg:x="7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5" draw:layer="layout" svg:width="4.45cm" svg:height="1.5cm" svg:x="7.3cm" svg:y="7.851cm">
          <text:p text:style-name="P24"><text:span text:style-name="T9">lib/homes</text:span><text:span text:style-name="T10"><text:line-break/></text:span><text:span text:style-name="T10">&lt;profile&gt;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5cm" svg:height="1.75cm" svg:x="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draw:layer="layout" svg:width="4.5cm" svg:height="1.25cm" svg:x="2.25cm" svg:y="9.85cm">
          <text:p text:style-name="P22"><text:span text:style-name="T8">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8" draw:layer="layout" svg:width="5cm" svg:height="2cm" svg:x="2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5" draw:layer="layout" svg:width="4.5cm" svg:height="1.5cm" svg:x="2.25cm" svg:y="7.851cm">
          <text:p text:style-name="P24"><text:span text:style-name="T9">src, flake, ju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5cm" svg:height="2cm" svg:x="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draw:layer="layout" svg:width="4.5cm" svg:height="1.5cm" svg:x="2.25cm" svg:y="5.851cm">
          <text:p text:style-name="P24"><text:span text:style-name="T9">usr/config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0" draw:layer="layout" svg:width="22.75cm" svg:height="2cm" svg:x="2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1" draw:layer="layout" svg:width="12.75cm" svg:height="1.5cm" svg:x="2.25cm" svg:y="3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1" draw:layer="layout" svg:width="1.25cm" svg:height="1.5cm" svg:x="23.2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1" draw:layer="layout" svg:width="7.75cm" svg:height="1.5cm" svg:x="15.25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2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3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6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7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8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0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1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2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1cm" svg:height="1cm" svg:x="13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6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9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20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2" draw:layer="layout" svg:width="1cm" svg:height="1cm" svg:x="21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draw:layer="layout" svg:width="1cm" svg:height="1cm" svg:x="15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0" draw:layer="layout" svg:width="2.42cm" svg:height="1.097cm" svg:x="25.58cm" svg:y="4.083cm">
          <draw:text-box>
            <text:p text:style-name="P19"><text:span text:style-name="T7">Networks</text:span><text:span text:style-name="T7"><text:line-break/></text:span><text:span text:style-name="T7">&amp; Hosts</text:span></text:p>
          </draw:text-box>
        </draw:frame>
        <draw:custom-shape draw:style-name="gr53" draw:text-style-name="P21" draw:layer="layout" svg:width="0.5cm" svg:height="2cm" svg:x="25.03cm" svg:y="3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21" draw:layer="layout" svg:width="0.5cm" svg:height="5cm" draw:transform="rotate (-1.5707963267949) translate (7cm 11.75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21" draw:layer="layout" svg:width="0.5cm" svg:height="5cm" draw:transform="rotate (-1.5707963267949) translate (12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21" draw:layer="layout" svg:width="0.5cm" svg:height="3.75cm" draw:transform="rotate (-1.5707963267949) translate (15.75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21" draw:layer="layout" svg:width="0.5cm" svg:height="4.5cm" draw:transform="rotate (-1.5707963267949) translate (20.25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21" draw:layer="layout" svg:width="0.5cm" svg:height="4.5cm" draw:transform="rotate (-1.5707963267949) translate (24.75cm 11.7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20" draw:layer="layout" svg:width="4cm" svg:height="1.097cm" svg:x="2.95cm" svg:y="12.5cm">
          <draw:text-box>
            <text:p text:style-name="P13"><text:span text:style-name="T7">Tools &amp;</text:span><text:span text:style-name="T7"><text:line-break/></text:span><text:span text:style-name="T7">configurations</text:span></text:p>
          </draw:text-box>
        </draw:frame>
        <draw:frame draw:style-name="gr31" draw:text-style-name="P20" draw:layer="layout" svg:width="1.95cm" svg:height="0.748cm" svg:x="25.6cm" svg:y="6.282cm">
          <draw:text-box>
            <text:p text:style-name="P19"><text:span text:style-name="T7">Local</text:span></text:p>
          </draw:text-box>
        </draw:frame>
        <draw:frame draw:style-name="gr52" draw:text-style-name="P33" draw:layer="layout" svg:width="2.5cm" svg:height="1.097cm" svg:x="8.5cm" svg:y="12.5cm">
          <draw:text-box>
            <text:p text:style-name="P13"><text:span text:style-name="T7">Home</text:span><text:span text:style-name="T7"><text:line-break/></text:span><text:span text:style-name="T7">Profiles</text:span></text:p>
          </draw:text-box>
        </draw:frame>
        <draw:frame draw:style-name="gr52" draw:text-style-name="P20" draw:layer="layout" svg:width="4cm" svg:height="1.097cm" svg:x="12.5cm" svg:y="12.403cm">
          <draw:text-box>
            <text:p text:style-name="P13"><text:span text:style-name="T7">User</text:span><text:span text:style-name="T7"><text:line-break/></text:span><text:span text:style-name="T7">Declarations</text:span></text:p>
          </draw:text-box>
        </draw:frame>
        <draw:frame draw:style-name="gr57" draw:text-style-name="P33" draw:layer="layout" svg:width="4cm" svg:height="1.943cm" svg:x="16.05cm" svg:y="12.403cm">
          <draw:text-box>
            <text:p text:style-name="P13"><text:span text:style-name="T7">Macro</text:span><text:span text:style-name="T7"><text:line-break/></text:span><text:span text:style-name="T7">Modules</text:span><text:span text:style-name="T7"><text:line-break/></text:span><text:span text:style-name="T7">(hosts &amp; themes)</text:span></text:p>
          </draw:text-box>
        </draw:frame>
        <draw:frame draw:style-name="gr52" draw:text-style-name="P33" draw:layer="layout" svg:width="2.65cm" svg:height="1.097cm" svg:x="21.5cm" svg:y="12.403cm">
          <draw:text-box>
            <text:p text:style-name="P13"><text:span text:style-name="T7">Standard</text:span><text:span text:style-name="T7"><text:line-break/></text:span><text:span text:style-name="T7">Modules</text:span></text:p>
          </draw:text-box>
        </draw:frame>
        <draw:custom-shape draw:style-name="gr58" draw:text-style-name="P6" draw:layer="layout" svg:width="26cm" svg:height="11cm" svg:x="1.75cm" svg:y="3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49:49.425799065</meta:creation-date>
    <dc:date>2025-01-24T20:46:00.198101713</dc:date>
    <meta:editing-duration>PT2H1M53S</meta:editing-duration>
    <meta:editing-cycles>45</meta:editing-cycles>
    <meta:generator>LibreOffice/24.8.3.2$Linux_X86_64 LibreOffice_project/480$Build-2</meta:generator>
    <meta:document-statistic meta:object-count="97"/>
  </office:meta>
</office:document-meta>
</file>